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01cm"/>
    </style:style>
    <style:style style:name="gr2" style:family="graphic" style:parent-style-name="standard">
      <style:graphic-properties draw:stroke="none" svg:stroke-color="#000000" draw:fill="none" draw:fill-color="#ffffff" fo:min-height="0.766cm"/>
    </style:style>
    <style:style style:name="gr3" style:family="graphic" style:parent-style-name="standard">
      <style:graphic-properties draw:stroke="none" svg:stroke-color="#000000" draw:fill="none" draw:fill-color="#ffffff" fo:min-height="1.255cm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4.877cm" fo:min-width="4.881cm" fo:padding-top="0.165cm" fo:padding-bottom="0.165cm" fo:padding-left="0.29cm" fo:padding-right="0.29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528cm"/>
    </style:style>
    <style:style style:name="gr7" style:family="graphic" style:parent-style-name="standard">
      <style:graphic-properties draw:stroke="none" svg:stroke-color="#000000" draw:fill="none" draw:fill-color="#ffffff" fo:min-height="0.666cm"/>
    </style:style>
    <style:style style:name="gr8" style:family="graphic" style:parent-style-name="standard">
      <style:graphic-properties draw:stroke="none" svg:stroke-color="#000000" draw:fill="none" draw:fill-color="#ffffff" fo:min-height="0.556cm"/>
    </style:style>
    <style:style style:name="gr9" style:family="graphic" style:parent-style-name="objectwithoutfill">
      <style:graphic-properties svg:stroke-width="0.051cm" svg:stroke-color="#2a6099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3" style:family="paragraph">
      <loext:graphic-properties draw:fill="none" draw:fill-color="#ffffff"/>
      <style:paragraph-properties fo:text-align="center"/>
      <style:text-properties fo:font-size="14pt" style:font-size-asian="18pt" style:font-size-complex="18pt"/>
    </style:style>
    <style:style style:name="P4" style:family="paragraph">
      <loext:graphic-properties draw:fill="none" draw:fill-color="#ffffff"/>
      <style:paragraph-properties fo:text-align="center"/>
      <style:text-properties fo:font-size="16pt"/>
    </style:style>
    <style:style style:name="P5" style:family="paragraph">
      <loext:graphic-properties draw:fill-color="#ffffff" draw:opacity="0%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text-properties fo:color="#ff0000" fo:font-size="14pt" style:font-size-asian="14pt" style:font-size-complex="14pt"/>
    </style:style>
    <style:style style:name="P9" style:family="paragraph">
      <loext:graphic-properties draw:fill="none" draw:fill-color="#ffffff"/>
      <style:text-properties fo:color="#2a6099" fo:font-size="14pt" style:font-size-asian="14pt" style:font-size-complex="14pt"/>
    </style:style>
    <style:style style:name="T1" style:family="text">
      <style:text-properties fo:font-size="22pt" fo:letter-spacing="0.06cm" fo:text-shadow="1pt 1pt" style:font-size-asian="22pt" style:font-size-complex="22pt"/>
    </style:style>
    <style:style style:name="T2" style:family="text">
      <style:text-properties fo:font-size="14pt" fo:letter-spacing="0.06cm" fo:text-shadow="1pt 1pt" style:font-size-asian="18pt" style:font-size-complex="18pt"/>
    </style:style>
    <style:style style:name="T3" style:family="text">
      <style:text-properties fo:font-size="9pt" fo:letter-spacing="0.06cm" fo:text-shadow="1pt 1pt" style:font-size-asian="11pt" style:font-size-complex="11pt"/>
    </style:style>
    <style:style style:name="T4" style:family="text">
      <style:text-properties fo:font-size="9pt" fo:letter-spacing="0.06cm" fo:text-shadow="none" style:font-size-asian="11pt" style:font-size-complex="11pt"/>
    </style:style>
    <style:style style:name="T5" style:family="text">
      <style:text-properties fo:font-size="14pt" style:font-size-asian="18pt" style:font-size-complex="18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letter-spacing="0.06cm" style:font-size-asian="18pt" style:font-size-complex="18pt"/>
    </style:style>
    <style:style style:name="T10" style:family="text">
      <style:text-properties fo:font-size="9pt" fo:letter-spacing="0.06cm" style:font-size-asian="11pt" style:font-size-complex="11pt"/>
    </style:style>
    <style:style style:name="T11" style:family="text">
      <style:text-properties fo:color="#ff0000" fo:font-size="14pt" style:font-size-asian="14pt" style:font-size-complex="14pt"/>
    </style:style>
    <style:style style:name="T12" style:family="text">
      <style:text-properties fo:color="#2a6099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3.429cm" svg:height="1.651cm" svg:x="0.751cm" svg:y="2.715cm">
            <draw:text-box>
              <text:p text:style-name="P1"><text:span text:style-name="T1"><text:s text:c="3"/></text:span><text:span text:style-name="T2">P</text:span><text:span text:style-name="T3">phase <text:s text:c="2"/></text:span><text:span text:style-name="T4">Transition</text:span></text:p>
            </draw:text-box>
          </draw:frame>
          <draw:frame draw:style-name="gr2" draw:text-style-name="P3" draw:layer="layout" svg:width="5.588cm" svg:height="1.016cm" svg:x="3.926cm" svg:y="8.049cm">
            <draw:text-box>
              <text:p text:style-name="P1"><text:span text:style-name="T5">I</text:span><text:span text:style-name="T5">n</text:span><text:span text:style-name="T5">v</text:span><text:span text:style-name="T5">e</text:span><text:span text:style-name="T5">r</text:span><text:span text:style-name="T5">s</text:span><text:span text:style-name="T5">e</text:span><text:span text:style-name="T5"> </text:span><text:span text:style-name="T5">D</text:span><text:span text:style-name="T5">e</text:span><text:span text:style-name="T5">n</text:span><text:span text:style-name="T5">s</text:span><text:span text:style-name="T5">it</text:span><text:span text:style-name="T5">y</text:span></text:p>
            </draw:text-box>
          </draw:frame>
          <draw:frame draw:style-name="gr3" draw:text-style-name="P4" draw:layer="layout" svg:width="7.747cm" svg:height="1.505cm" draw:transform="rotate (1.5707963267949) translate (0.37cm 8.811cm)">
            <draw:text-box>
              <text:p text:style-name="P1"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<text:s text:c="2"/></text:span><text:span text:style-name="T6">P</text:span><text:span text:style-name="T6">r</text:span><text:span text:style-name="T6">e</text:span><text:span text:style-name="T7">s</text:span><text:span text:style-name="T7">s</text:span><text:span text:style-name="T7">u</text:span><text:span text:style-name="T6">r</text:span><text:span text:style-name="T6">e</text:span></text:p>
            </draw:text-box>
          </draw:frame>
          <draw:custom-shape draw:style-name="gr4" draw:text-style-name="P5" draw:layer="layout" svg:width="5.461cm" svg:height="5.207cm" svg:x="3.942cm" svg:y="0.8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6" draw:layer="layout" svg:x1="5.974cm" svg:y1="3.604cm" svg:x2="5.974cm" svg:y2="6.398cm">
            <text:p/>
          </draw:line>
          <draw:line draw:style-name="gr5" draw:text-style-name="P6" draw:layer="layout" svg:x1="7.117cm" svg:y1="3.604cm" svg:x2="3.688cm" svg:y2="3.604cm">
            <text:p/>
          </draw:line>
          <draw:line draw:style-name="gr5" draw:text-style-name="P6" draw:layer="layout" svg:x1="7.117cm" svg:y1="3.604cm" svg:x2="7.117cm" svg:y2="6.398cm">
            <text:p/>
          </draw:line>
          <draw:g>
            <draw:frame draw:style-name="gr6" draw:text-style-name="P7" draw:layer="layout" svg:width="3.429cm" svg:height="1.778cm" svg:x="5.45cm" svg:y="6.398cm">
              <draw:text-box>
                <text:p><text:span text:style-name="T8"><text:s/></text:span><text:span text:style-name="T5">1</text:span><text:span text:style-name="T8"> <text:s text:c="6"/></text:span><text:span text:style-name="T5">1</text:span></text:p>
                <text:p><text:span text:style-name="T9">n</text:span><text:span text:style-name="T10">S</text:span><text:span text:style-name="T8"> <text:s text:c="4"/></text:span><text:span text:style-name="T9">n</text:span><text:span text:style-name="T10">L</text:span></text:p>
              </draw:text-box>
            </draw:frame>
            <draw:line draw:style-name="gr5" draw:text-style-name="P6" draw:layer="layout" svg:x1="5.577cm" svg:y1="7.143cm" svg:x2="6.339cm" svg:y2="7.143cm">
              <text:p/>
            </draw:line>
            <draw:line draw:style-name="gr5" draw:text-style-name="P6" draw:layer="layout" svg:x1="6.847cm" svg:y1="7.143cm" svg:x2="7.609cm" svg:y2="7.143cm">
              <text:p/>
            </draw:line>
          </draw:g>
          <draw:frame draw:style-name="gr7" draw:text-style-name="P8" draw:layer="layout" svg:width="2.286cm" svg:height="0.916cm" svg:x="6.461cm" svg:y="1.481cm">
            <draw:text-box>
              <text:p><text:span text:style-name="T11">Liquid</text:span></text:p>
            </draw:text-box>
          </draw:frame>
          <draw:frame draw:style-name="gr8" draw:text-style-name="P9" draw:layer="layout" svg:width="1.778cm" svg:height="0.806cm" svg:x="4.048cm" svg:y="2.607cm">
            <draw:text-box>
              <text:p><text:span text:style-name="T12">Solid</text:span></text:p>
            </draw:text-box>
          </draw:frame>
          <draw:path draw:style-name="gr9" draw:text-style-name="P6" draw:layer="layout" svg:width="6.926cm" svg:height="2.336cm" draw:transform="skewX (-0.521329847570706) rotate (-1.41982534649739) translate (7.09593383972353cm -0.864064918099833cm)" svg:viewBox="0 0 6927 2337" svg:d="M0 2337c3573 1 6927-2337 6927-2337">
            <text:p/>
          </draw:path>
          <draw:path draw:style-name="gr10" draw:text-style-name="P6" draw:layer="layout" svg:width="7cm" svg:height="2.369cm" draw:transform="skewX (-0.519060919543113) rotate (-1.38247530050471) translate (8.07115681367548cm -0.924043913414672cm)" svg:viewBox="0 0 7001 2370" svg:d="M0 2370c3612 0 7001-2370 7001-2370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0.922cm" fo:page-height="9.5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12-26T22:50:15.708344428</dc:date>
    <meta:editing-duration>PT1H43M5S</meta:editing-duration>
    <meta:editing-cycles>40</meta:editing-cycles>
    <meta:generator>LibreOffice/6.1.5.2$Linux_X86_64 LibreOffice_project/10$Build-2</meta:generator>
    <meta:document-statistic meta:object-count="16"/>
  </office:meta>
</office:document-meta>
</file>